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52505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52505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52505" officeooo:paragraph-rsid="00152505"/>
    </style:style>
    <style:style style:name="P5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52505" officeooo:paragraph-rsid="00152505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152505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L4">
      <style:paragraph-properties fo:text-align="justify" style:justify-single-word="false"/>
      <style:text-properties officeooo:rsid="00152505" officeooo:paragraph-rsid="00152505"/>
    </style:style>
    <style:style style:name="P13" style:family="paragraph" style:parent-style-name="Standard">
      <style:paragraph-properties fo:text-align="justify" style:justify-single-word="false"/>
      <style:text-properties fo:color="#c9211e" loext:opacity="100%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5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rsid="00152505" officeooo:paragraph-rsid="00152505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8" style:family="paragraph" style:parent-style-name="Text_20_body" style:list-style-name="L6">
      <style:paragraph-properties fo:margin-left="0cm" fo:margin-right="0cm" fo:text-indent="0cm" style:auto-text-indent="false" fo:padding="0.049cm" fo:border="0.06pt solid #e3e3e3"/>
      <style:text-properties officeooo:paragraph-rsid="00152505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fo:color="#c9211e" loext:opacity="100%"/>
    </style:style>
    <style:style style:name="T1" style:family="text">
      <style:text-properties officeooo:rsid="00152505"/>
    </style:style>
    <style:style style:name="T2" style:family="text">
      <style:text-properties loext:padding="0.049cm" loext:border="0.06pt solid #e3e3e3"/>
    </style:style>
    <style:style style:name="T3" style:family="text">
      <style:text-properties officeooo:rsid="0016cd7d"/>
    </style:style>
    <style:style style:name="T4" style:family="text">
      <style:text-properties officeooo:rsid="0016ee5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7">Nome do <text:span text:style-name="T1">Projeto:</text:span> Explorando O Castelo Animado</text:p>
        </text:list-item>
      </text:list>
      <text:p text:style-name="P1"/>
      <text:list xml:id="list224903954739077" text:continue-numbering="true" text:style-name="L1">
        <text:list-item>
          <text:p text:style-name="P7">Objetivo do Site:</text:p>
        </text:list-item>
      </text:list>
      <text:p text:style-name="P1"><text:tab/>O objetivo do site "Explorando O Castelo Animado" é criar uma plataforma imersiva que explore o universo encantador do livro "O Castelo Animado" de Diana Wynne Jones e sua adaptação cinematográfica de Hayao Miyazaki. O site visa proporcionar aos fãs <text:span text:style-name="T1">e curiosos</text:span> uma experiência envolvente, fornecendo informações sobre a história, personagens, locais e elementos temáticos que compõem essa narrativa cativante <text:span text:style-name="T1">em cada uma das obras</text:span>.</text:p>
      <text:p text:style-name="P1"/>
      <text:list text:style-name="L2">
        <text:list-item>
          <text:p text:style-name="P9">Público-Alvo:</text:p>
        </text:list-item>
      </text:list>
      <text:p text:style-name="P1">O público-alvo principal do site inclui fãs do filme e livro "O Castelo Animado", assim como entusiastas da literatura fantástica, cinema de animação e cultura pop em geral. Além disso, o site visa atrair qualquer pessoa interessada em explorar e aprender mais sobre esse universo fascinante.</text:p>
      <text:p text:style-name="P1"/>
      <text:list text:style-name="L3">
        <text:list-item>
          <text:p text:style-name="P10">Conteúdo e Recursos:</text:p>
        </text:list-item>
      </text:list>
      <text:p text:style-name="P1">1. Visão Geral: Uma introdução ao mundo de "O Castelo Animado", incluindo informações sobre a autora, o diretor do filme e a inspiração por trás da história.</text:p>
      <text:p text:style-name="P13">2. Explorando o Castelo: Uma seção interativa que permite aos visitantes explorar virtualmente os diferentes ambientes e salas do castelo errante, destacando características únicas e elementos-chave de cada localização.</text:p>
      <text:p text:style-name="P1">3. Personagens: Perfis detalhados dos principais personagens do filme e livro, com biografias, curiosidades e galerias de imagens.</text:p>
      <text:p text:style-name="P1">4. Galeria: Uma coleção de vídeos, imagens e trilhas sonoras do filme, juntamente com arte conceitual, storyboards e outros materiais de bastidores.</text:p>
      <text:p text:style-name="P1">5. Notícias <text:span text:style-name="T3">Gerais</text:span>: Atualizações regulares sobre eventos, lançamentos, curiosidades e outros conteúdos relacionados a "O Castelo Animado" e seu universo expandido.</text:p>
      <text:p text:style-name="P1">6. <text:span text:style-name="T3">Onde Comprar</text:span>: Uma seção dedicada a produtos licenciados, incluindo livros, DVDs, produtos colecionáveis e itens temáticos relacionados ao filme e livro.</text:p>
      <text:p text:style-name="P13">7. <text:span text:style-name="T3">Quizz para Fãs: Quem é você no castelo animado?</text:span></text:p>
      <text:p text:style-name="P1"/>
      <text:p text:style-name="P1">Design e Estilo:</text:p>
      <text:p text:style-name="P1">O design do site será inspirado na estética visual do filme "O Castelo Animado", incorporando elementos de magia, fantasia e steampunk. Será colorido, lúdico e acessível, com uma interface de usuário intuitiva que facilita a navegação e a descoberta de conteúdo.</text:p>
      <text:p text:style-name="P1"/>
      <text:p text:style-name="P1">Plataforma e Funcionalidades Técnicas:</text:p>
      <text:p text:style-name="P1">O site será desenvolvido utilizando tecnologias web modernas, com suporte para dispositivos desktop e móveis. Ele será responsivo, rápido e otimizado para uma experiência de usuário fluida em diferentes navegadores e tamanhos de tela. Recursos como animações, áudio integrado e elementos interativos serão implementados para aumentar a imersão e o engajamento dos visitant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text:continue-list="list224903954739077" text:style-name="L1">
        <text:list-item>
          <text:p text:style-name="P8">Nome do <text:span text:style-name="T1">Projeto:</text:span> Explorando O Castelo Animado</text:p>
        </text:list-item>
      </text:list>
      <text:p text:style-name="P2"/>
      <text:list text:continue-numbering="true" text:style-name="L1">
        <text:list-item>
          <text:p text:style-name="P8">Objetivo do Site:</text:p>
        </text:list-item>
      </text:list>
      <text:p text:style-name="P2"><text:tab/>O objetivo do site "Explorando O Castelo Animado" é criar uma plataforma imersiva que explore o universo encantador do livro "O Castelo Animado" de Diana Wynne Jones e sua adaptação cinematográfica de Hayao Miyazaki. O site visa proporcionar aos fãs <text:span text:style-name="T1">e curiosos</text:span> uma experiência envolvente, fornecendo informações sobre a história, personagens, locais e elementos temáticos que compõem essa narrativa cativante <text:span text:style-name="T1">em cada uma das obras</text:span>.</text:p>
      <text:p text:style-name="P2"/>
      <text:list text:style-name="L4">
        <text:list-item>
          <text:p text:style-name="P12">Descrição da Tela Principal:</text:p>
        </text:list-item>
      </text:list>
      <text:p text:style-name="P3"><text:span text:style-name="T1"><text:tab/>A landing page do site </text:span>será dividida ao meio, apresentando informações e imagens sobre o livro do lado esquerdo e sobre o filme do lado direito. Ao clicar em uma das opções, os menus subsequentes seguirão a obra selecionada pelo usuário</text:p>
      <text:p text:style-name="P4"/>
      <text:p text:style-name="P4">Ideias dos Menus de cada parte:</text:p>
      <text:p text:style-name="P4"/>
      <text:p text:style-name="P5"><text:span text:style-name="Strong_20_Emphasis"><text:span text:style-name="T2">Livro:</text:span></text:span></text:p>
      <text:list text:style-name="L5">
        <text:list-item>
          <text:p text:style-name="P14">Sobre o Livro – <text:span text:style-name="T4">Sinopse e Ilustrações da Zeferino</text:span></text:p>
        </text:list-item>
        <text:list-item>
          <text:p text:style-name="P14">Autora – <text:span text:style-name="T4">Diana Wynne Jones</text:span></text:p>
        </text:list-item>
        <text:list-item>
          <text:p text:style-name="P14">Personagens <text:span text:style-name="T4">Principais</text:span></text:p>
        </text:list-item>
        <text:list-item>
          <text:p text:style-name="P14">Curiosidades – <text:span text:style-name="T4">Sobre a autora e o livro mais o quizz</text:span></text:p>
        </text:list-item>
        <text:list-item>
          <text:p text:style-name="P16">Sequencias</text:p>
        </text:list-item>
        <text:list-item>
          <text:p text:style-name="P14">Galeria de Imagens – <text:span text:style-name="T4">Isabela Zeferino</text:span></text:p>
        </text:list-item>
        <text:list-item>
          <text:p text:style-name="P15"><text:span text:style-name="T1">Onde </text:span>Comprar o Livro – <text:span text:style-name="T4">Link editora, amazon e estande virtual</text:span></text:p>
        </text:list-item>
      </text:list>
      <text:p text:style-name="P6"><text:span text:style-name="Strong_20_Emphasis"><text:span text:style-name="T2">Filme:</text:span></text:span></text:p>
      <text:list text:style-name="L6">
        <text:list-item>
          <text:p text:style-name="P17">Sobre o Filme – <text:span text:style-name="T4">Sinopse e mini clip do filme</text:span></text:p>
        </text:list-item>
        <text:list-item>
          <text:p text:style-name="P17">Diretor</text:p>
        </text:list-item>
        <text:list-item>
          <text:p text:style-name="P17">Elenco <text:span text:style-name="T4">+ Personagens: Dubladores Originais e em Português</text:span></text:p>
        </text:list-item>
        <text:list-item>
          <text:p text:style-name="P19"><text:span text:style-name="T4">Streaming/ </text:span>Trailer ??</text:p>
        </text:list-item>
        <text:list-item>
          <text:p text:style-name="P17"><text:span text:style-name="T4">Curiosidades/ </text:span>Bastidores</text:p>
        </text:list-item>
        <text:list-item>
          <text:p text:style-name="P17">Galeria de Imagens</text:p>
        </text:list-item>
        <text:list-item>
          <text:p text:style-name="P18"><text:span text:style-name="T1">Onde </text:span>Comprar o Film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19:57:42.428000000</meta:creation-date>
    <dc:date>2024-05-20T22:49:01.788000000</dc:date>
    <meta:editing-duration>PT1H47M35S</meta:editing-duration>
    <meta:editing-cycles>3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9" meta:word-count="594" meta:character-count="3817" meta:non-whitespace-character-count="3274"/>
  </office:meta>
</office:document-meta>
</file>